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 style:list-style-name="WWNum1">
      <style:paragraph-properties fo:margin-left="1.27cm" fo:margin-right="0cm" fo:line-height="150%" fo:text-indent="-0.635cm" style:auto-text-indent="false" style:writing-mode="lr-tb">
        <style:tab-stops>
          <style:tab-stop style:position="1.27cm"/>
        </style:tab-stops>
      </style:paragraph-properties>
      <style:text-properties officeooo:paragraph-rsid="0004b469"/>
    </style:style>
    <style:style style:name="P2" style:family="paragraph" style:parent-style-name="Standard" style:list-style-name="WWNum1">
      <style:paragraph-properties fo:margin-left="2.54cm" fo:margin-right="0cm" fo:line-height="150%" fo:text-indent="-0.635cm" style:auto-text-indent="false" style:writing-mode="lr-tb">
        <style:tab-stops>
          <style:tab-stop style:position="2.54cm"/>
        </style:tab-stops>
      </style:paragraph-properties>
      <style:text-properties officeooo:paragraph-rsid="0004b46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<text:span text:style-name="T1">TAb+ 여성의 정상 갑상선 기능 시 LT4 치료:</text:span> </text:p>
          <text:list>
            <text:list-item>
              <text:p text:style-name="P2">유산 예방: 권장하지 않음 (강력 추천, 높은 수준의 근거)</text:p>
            </text:list-item>
            <text:list-item>
              <text:p text:style-name="P2">조산 예방: 권장하지 않음 (강력 추천, 높은 수준의 근거)</text:p>
            </text:list-item>
          </text:list>
        </text:list-item>
        <text:list-item>
          <text:p text:style-name="P1"><text:span text:style-name="T1">셀레늄 보충:</text:span> TAb+ 임산부에게 권장하지 않음 (약한 추천, 중간 수준의 근거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pitch="variable"/>
    <style:font-face style:name="Noto Serif CJK KR1" svg:font-family="'Noto Serif CJK KR'" style:font-family-generic="roman" style:font-pitch="variable"/>
    <style:font-face style:name="Noto Serif CJK KR2" svg:font-family="'Noto Serif CJK KR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1" fo:font-size="10pt" fo:language="en" fo:country="US" style:letter-kerning="true" style:font-name-asian="Noto Serif CJK KR2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ListLabel_20_1" style:display-name="ListLabel 1" style:family="text">
      <style:text-properties style:font-name="Noto Serif CJK KR" fo:font-family="'Noto Serif CJK KR'" style:font-pitch="variable" fo:font-size="10pt" style:font-size-asian="10pt"/>
    </style:style>
    <style:style style:name="ListLabel_20_2" style:display-name="ListLabel 2" style:family="text">
      <style:text-properties style:font-name="Noto Serif CJK KR" fo:font-family="'Noto Serif CJK KR'" style:font-pitch="variable" fo:font-size="10pt" style:font-size-asian="10pt"/>
    </style:style>
    <style:style style:name="ListLabel_20_3" style:display-name="ListLabel 3" style:family="text">
      <style:text-properties style:font-name="Noto Serif CJK KR" fo:font-family="'Noto Serif CJK KR'" style:font-pitch="variable" fo:font-size="10pt" style:font-size-asian="10pt"/>
    </style:style>
    <style:style style:name="ListLabel_20_4" style:display-name="ListLabel 4" style:family="text">
      <style:text-properties style:font-name="Noto Serif CJK KR" fo:font-family="'Noto Serif CJK KR'" style:font-pitch="variable" fo:font-size="10pt" style:font-size-asian="10pt"/>
    </style:style>
    <style:style style:name="ListLabel_20_5" style:display-name="ListLabel 5" style:family="text">
      <style:text-properties style:font-name="Noto Serif CJK KR" fo:font-family="'Noto Serif CJK KR'" style:font-pitch="variable" fo:font-size="10pt" style:font-size-asian="10pt"/>
    </style:style>
    <style:style style:name="ListLabel_20_6" style:display-name="ListLabel 6" style:family="text">
      <style:text-properties style:font-name="Noto Serif CJK KR" fo:font-family="'Noto Serif CJK KR'" style:font-pitch="variable" fo:font-size="10pt" style:font-size-asian="10pt"/>
    </style:style>
    <style:style style:name="ListLabel_20_7" style:display-name="ListLabel 7" style:family="text">
      <style:text-properties style:font-name="Noto Serif CJK KR" fo:font-family="'Noto Serif CJK KR'" style:font-pitch="variable" fo:font-size="10pt" style:font-size-asian="10pt"/>
    </style:style>
    <style:style style:name="ListLabel_20_8" style:display-name="ListLabel 8" style:family="text">
      <style:text-properties style:font-name="Noto Serif CJK KR" fo:font-family="'Noto Serif CJK KR'" style:font-pitch="variable" fo:font-size="10pt" style:font-size-asian="10pt"/>
    </style:style>
    <style:style style:name="ListLabel_20_9" style:display-name="ListLabel 9" style:family="text">
      <style:text-properties style:font-name="Noto Serif CJK KR" fo:font-family="'Noto Serif CJK KR'" style:font-pitch="variable"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0:23:13.081010850</meta:creation-date>
    <dc:date>2025-02-16T11:45:34.821272526</dc:date>
    <meta:editing-duration>PT56S</meta:editing-duration>
    <meta:editing-cycles>2</meta:editing-cycles>
    <meta:generator>LibreOffice/24.8.4.2$Linux_X86_64 LibreOffice_project/3e97788786b20d724e2ed0ea7a111abce73cab63</meta:generator>
    <meta:document-statistic meta:table-count="0" meta:image-count="0" meta:object-count="0" meta:page-count="1" meta:paragraph-count="4" meta:word-count="102" meta:character-count="144" meta:non-whitespace-character-count="110"/>
  </office:meta>
</office:document-meta>
</file>